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891cm" table:align="left"/>
    </style:style>
    <style:style style:name="Tabla1.A" style:family="table-column">
      <style:table-column-properties style:column-width="1.157cm"/>
    </style:style>
    <style:style style:name="Tabla1.B" style:family="table-column">
      <style:table-column-properties style:column-width="3.089cm"/>
    </style:style>
    <style:style style:name="Tabla1.C" style:family="table-column">
      <style:table-column-properties style:column-width="3.168cm"/>
    </style:style>
    <style:style style:name="Tabla1.D" style:family="table-column">
      <style:table-column-properties style:column-width="3.221cm"/>
    </style:style>
    <style:style style:name="Tabla1.E" style:family="table-column">
      <style:table-column-properties style:column-width="3.353cm"/>
    </style:style>
    <style:style style:name="Tabla1.F" style:family="table-column">
      <style:table-column-properties style:column-width="2.903cm"/>
    </style:style>
    <style:style style:name="Tabla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1" fo:font-size="10pt" fo:font-style="normal" style:text-underline-style="none" fo:font-weight="bold" style:text-blinking="false" fo:background-color="transparent" style:font-size-asian="10pt" style:font-size-complex="10pt"/>
    </style:style>
    <style:style style:name="P2" style:family="paragraph" style:parent-style-name="Text_20_body">
      <style:paragraph-properties fo:line-height="138%" fo:text-align="justify" style:justify-single-word="false"/>
      <style:text-properties fo:color="#000000" loext:opacity="100%" style:font-name="Courier New1" fo:font-size="10pt" fo:font-weight="bold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0pt" fo:font-style="normal" style:text-underline-style="none" fo:font-weight="bold" style:text-blinking="false" fo:background-color="transparent" style:font-size-asian="10pt" style:font-size-complex="10p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/>
      <style:text-properties fo:color="#000000" loext:opacity="100%" style:font-name="Courier New" fo:font-size="10pt" fo:font-weight="bold" style:font-size-asian="10pt" style:font-size-complex="10pt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0pt" fo:font-style="normal" style:text-underline-style="none" fo:font-weight="bold" style:text-blinking="false" fo:background-color="transparent" style:font-size-asian="10pt" style:font-size-complex="10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0pt" fo:font-style="normal" style:text-underline-style="none" fo:font-weight="normal" style:text-blinking="false" fo:background-color="transparent" style:font-size-asian="10pt" style:font-size-complex="10p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color="#000000" loext:opacity="100%" style:font-name="Courier New" fo:font-size="10pt" fo:font-weight="bold" style:font-size-asian="10pt" style:font-size-complex="10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0pt" fo:font-style="normal" style:text-underline-style="none" fo:font-weight="normal" officeooo:rsid="0003a3cf" officeooo:paragraph-rsid="0003a3cf" style:text-blinking="false" fo:background-color="transparent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style:font-name="Courier New" fo:font-size="10pt" officeooo:rsid="0003a3cf" style:font-size-asian="10pt" style:font-size-complex="10pt"/>
    </style:style>
    <style:style style:name="P10" style:family="paragraph" style:parent-style-name="Standard" style:list-style-name="L1">
      <style:text-properties style:font-name="Courier New" fo:font-size="10pt" fo:font-weight="bold" officeooo:rsid="0003a3cf" officeooo:paragraph-rsid="0003a3cf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Courier New" fo:font-size="10pt" fo:font-weight="bold" officeooo:rsid="0003a3cf" officeooo:paragraph-rsid="0003a3cf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Courier New" fo:font-size="10pt" officeooo:rsid="0003a3cf" officeooo:paragraph-rsid="0003a3cf" style:font-size-asian="10pt" style:font-size-complex="10pt"/>
    </style:style>
    <style:style style:name="P13" style:family="paragraph" style:parent-style-name="Standard">
      <style:paragraph-properties fo:line-height="100%"/>
      <style:text-properties style:font-name="Courier New" fo:font-size="10pt" officeooo:rsid="0003a3cf" officeooo:paragraph-rsid="0003a3cf" style:font-size-asian="10pt" style:font-size-complex="10pt"/>
    </style:style>
    <style:style style:name="P14" style:family="paragraph" style:parent-style-name="Standard">
      <style:text-properties style:font-name="Courier New" fo:font-size="10pt" officeooo:rsid="0003a3cf" officeooo:paragraph-rsid="0005742f" style:font-size-asian="10pt" style:font-size-complex="10pt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style:font-name="Courier New" fo:font-size="10pt" fo:font-weight="bold" officeooo:rsid="0003a3cf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ourier New" fo:font-size="10pt" officeooo:rsid="0003a3cf" style:font-size-asian="10pt" style:font-size-complex="10pt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ourier New" fo:font-size="10pt" officeooo:rsid="0003a3cf" officeooo:paragraph-rsid="0005742f" style:font-size-asian="10pt" style:font-size-complex="10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ourier New" fo:font-size="10pt" officeooo:rsid="00064d00" officeooo:paragraph-rsid="00064d00" style:font-size-asian="10pt" style:font-size-complex="10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64d00"/>
    </style:style>
    <style:style style:name="P2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Courier New" fo:font-size="10pt" officeooo:rsid="0003a3cf" officeooo:paragraph-rsid="00064d00" style:font-size-asian="10pt" style:font-size-complex="10pt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ourier New" fo:font-size="10pt" fo:font-weight="normal" officeooo:rsid="00064d00" officeooo:paragraph-rsid="00064d00" style:font-size-asian="10pt" style:font-weight-asian="normal" style:font-size-complex="10pt" style:font-weight-complex="normal"/>
    </style:style>
    <style:style style:name="P2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style:font-name="Courier New" fo:font-size="10pt" officeooo:rsid="0003a3cf" style:font-size-asian="10pt" style:font-size-complex="10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ourier New" fo:font-size="10pt" fo:font-weight="normal" officeooo:rsid="00064d00" officeooo:paragraph-rsid="0007b65e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ourier New" fo:font-size="10pt" fo:font-weight="normal" officeooo:rsid="0007b65e" officeooo:paragraph-rsid="0007b65e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Courier New" fo:font-size="10pt" fo:font-weight="bold" officeooo:rsid="0003a3cf" officeooo:paragraph-rsid="0009913e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Courier New" fo:font-size="10pt" officeooo:rsid="0003a3cf" officeooo:paragraph-rsid="0009913e" style:font-size-asian="10pt" style:font-size-complex="10pt"/>
    </style:style>
    <style:style style:name="P28" style:family="paragraph" style:parent-style-name="Standard">
      <style:paragraph-properties fo:line-height="100%"/>
      <style:text-properties style:font-name="Courier New" fo:font-size="10pt" officeooo:rsid="0003a3cf" officeooo:paragraph-rsid="0009913e" style:font-size-asian="10pt" style:font-size-complex="10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ourier New" fo:font-size="10pt" officeooo:rsid="0009913e" officeooo:paragraph-rsid="0009913e" style:font-size-asian="10pt" style:font-size-complex="10pt"/>
    </style:style>
    <style:style style:name="P30" style:family="paragraph" style:parent-style-name="Text_20_body" style:list-style-name="L1">
      <style:paragraph-properties fo:margin-left="0cm" fo:margin-right="0cm" fo:text-indent="0cm" style:auto-text-indent="false"/>
      <style:text-properties style:font-name="Courier New" fo:font-size="10pt" fo:font-weight="bold" officeooo:rsid="0003a3cf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font-name="Courier New" fo:font-size="10pt" fo:font-weight="normal" officeooo:rsid="0009913e" officeooo:paragraph-rsid="0009913e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style:font-name="Courier New" fo:font-size="10pt" officeooo:rsid="0003a3cf" style:font-size-asian="10pt" style:font-size-complex="10pt"/>
    </style:style>
    <style:style style:name="T1" style:family="text">
      <style:text-properties officeooo:rsid="0003a3cf"/>
    </style:style>
    <style:style style:name="T2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officeooo:rsid="0005742f"/>
    </style:style>
    <style:style style:name="T6" style:family="text">
      <style:text-properties style:font-name="Courier New" officeooo:rsid="0005742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64d00"/>
    </style:style>
    <style:style style:name="T9" style:family="text">
      <style:text-properties style:font-name="Courier New" fo:font-size="10pt" officeooo:rsid="00064d00" style:font-size-asian="10pt" style:font-size-complex="10pt"/>
    </style:style>
    <style:style style:name="T10" style:family="text">
      <style:text-properties style:font-name="Courier New" fo:font-size="10pt" fo:font-weight="bold" officeooo:rsid="00064d00" style:font-size-asian="10pt" style:font-weight-asian="bold" style:font-size-complex="10pt" style:font-weight-complex="bold"/>
    </style:style>
    <style:style style:name="T11" style:family="text">
      <style:text-properties officeooo:rsid="0007b65e"/>
    </style:style>
    <style:style style:name="T12" style:family="text">
      <style:text-properties fo:color="#ff0000" loext:opacity="100%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officeooo:rsid="0007b65e"/>
    </style:style>
    <style:style style:name="T15" style:family="text">
      <style:text-properties fo:color="#ff0000" loext:opacity="100%" officeooo:rsid="0007b65e"/>
    </style:style>
    <style:style style:name="T16" style:family="text">
      <style:text-properties officeooo:rsid="0009913e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d5b04d1d-7fff-6494-8400-048be1bcfdc8"/>Actividad 2.3</text:p>
      <text:p text:style-name="P1">Tema 2. Relacionales</text:p>
      <text:p text:style-name="P1">Base de datos 25/26</text:p>
      <text:p text:style-name="P1">Adrián Campos Espejo</text:p>
      <text:p text:style-name="P2"/>
      <text:p text:style-name="P3">RELACIÓN DE CLIENTES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5">id</text:p>
          </table:table-cell>
          <table:table-cell table:style-name="Tabla1.A1" office:value-type="string">
            <text:p text:style-name="P5">nombre</text:p>
          </table:table-cell>
          <table:table-cell table:style-name="Tabla1.A1" office:value-type="string">
            <text:p text:style-name="P5">email</text:p>
          </table:table-cell>
          <table:table-cell table:style-name="Tabla1.A1" office:value-type="string">
            <text:p text:style-name="P5">nif</text:p>
          </table:table-cell>
          <table:table-cell table:style-name="Tabla1.A1" office:value-type="string">
            <text:p text:style-name="P5">poblacion</text:p>
          </table:table-cell>
          <table:table-cell table:style-name="Tabla1.A1" office:value-type="string">
            <text:p text:style-name="P5">secto<text:span text:style-name="T1">r</text:span></text:p>
          </table:table-cell>
        </table:table-row>
        <table:table-row>
          <table:table-cell table:style-name="Tabla1.A1" office:value-type="string">
            <text:p text:style-name="P6">1</text:p>
          </table:table-cell>
          <table:table-cell table:style-name="Tabla1.A1" office:value-type="string">
            <text:p text:style-name="P6">Romeros SL</text:p>
          </table:table-cell>
          <table:table-cell table:style-name="Tabla1.A1" office:value-type="string">
            <text:p text:style-name="P7"><text:span text:style-name="T2">romerossl@gmail.com</text:span><text:span text:style-name="T3"> </text:span></text:p>
          </table:table-cell>
          <table:table-cell table:style-name="Tabla1.A1" office:value-type="string">
            <text:p text:style-name="P6">B456789694</text:p>
          </table:table-cell>
          <table:table-cell table:style-name="Tabla1.A1" office:value-type="string">
            <text:p text:style-name="P6">Valladolid</text:p>
          </table:table-cell>
          <table:table-cell table:style-name="Tabla1.A1" office:value-type="string">
            <text:p text:style-name="P8">Mueble</text:p>
          </table:table-cell>
        </table:table-row>
        <table:table-row>
          <table:table-cell table:style-name="Tabla1.A1" office:value-type="string">
            <text:p text:style-name="P6">2</text:p>
          </table:table-cell>
          <table:table-cell table:style-name="Tabla1.A1" office:value-type="string">
            <text:p text:style-name="P6">Ubrisur SL</text:p>
          </table:table-cell>
          <table:table-cell table:style-name="Tabla1.A1" office:value-type="string">
            <text:p text:style-name="P7"><text:span text:style-name="T2">ubrisur@gmail.com</text:span><text:span text:style-name="T3"> </text:span></text:p>
          </table:table-cell>
          <table:table-cell table:style-name="Tabla1.A1" office:value-type="string">
            <text:p text:style-name="P7"><text:span text:style-name="T2">C123456123</text:span><text:span text:style-name="T3"> </text:span></text:p>
          </table:table-cell>
          <table:table-cell table:style-name="Tabla1.A1" office:value-type="string">
            <text:p text:style-name="P6">Ubrique</text:p>
          </table:table-cell>
          <table:table-cell table:style-name="Tabla1.A1" office:value-type="string">
            <text:p text:style-name="P8">Marroquineería</text:p>
          </table:table-cell>
        </table:table-row>
        <table:table-row>
          <table:table-cell table:style-name="Tabla1.A1" office:value-type="string">
            <text:p text:style-name="P6">3</text:p>
          </table:table-cell>
          <table:table-cell table:style-name="Tabla1.A1" office:value-type="string">
            <text:p text:style-name="P6">Valladería SL</text:p>
          </table:table-cell>
          <table:table-cell table:style-name="Tabla1.A1" office:value-type="string">
            <text:p text:style-name="P7"><text:span text:style-name="T2">valladeria@gmail.com</text:span><text:span text:style-name="T3"> </text:span></text:p>
          </table:table-cell>
          <table:table-cell table:style-name="Tabla1.A1" office:value-type="string">
            <text:p text:style-name="P6">R123456987</text:p>
          </table:table-cell>
          <table:table-cell table:style-name="Tabla1.A1" office:value-type="string">
            <text:p text:style-name="P6">Villamartín</text:p>
          </table:table-cell>
          <table:table-cell table:style-name="Tabla1.A1" office:value-type="string">
            <text:p text:style-name="P8">Agrícola</text:p>
          </table:table-cell>
        </table:table-row>
        <table:table-row>
          <table:table-cell table:style-name="Tabla1.A1" office:value-type="string">
            <text:p text:style-name="P6">4</text:p>
          </table:table-cell>
          <table:table-cell table:style-name="Tabla1.A1" office:value-type="string">
            <text:p text:style-name="P6">Romancero</text:p>
          </table:table-cell>
          <table:table-cell table:style-name="Tabla1.A1" office:value-type="string">
            <text:p text:style-name="P7"><text:span text:style-name="T2">romancero@gmail.com</text:span><text:span text:style-name="T3"> </text:span></text:p>
          </table:table-cell>
          <table:table-cell table:style-name="Tabla1.A1" office:value-type="string">
            <text:p text:style-name="P6">E123456123</text:p>
          </table:table-cell>
          <table:table-cell table:style-name="Tabla1.A1" office:value-type="string">
            <text:p text:style-name="P7"><text:span text:style-name="T2">Prado del Rey</text:span><text:span text:style-name="T3"> </text:span></text:p>
          </table:table-cell>
          <table:table-cell table:style-name="Tabla1.A1" office:value-type="string">
            <text:p text:style-name="P8">Mueble</text:p>
          </table:table-cell>
        </table:table-row>
      </table:table>
      <text:p text:style-name="P9"/>
      <text:list text:style-name="L1">
        <text:list-item>
          <text:p text:style-name="P10">Definición formal de la relación Cliente (Cabecera y Cuerpo)</text:p>
        </text:list-item>
      </text:list>
      <text:p text:style-name="P11"/>
      <text:p text:style-name="P11">Cabecera</text:p>
      <text:p text:style-name="P12">CLIENTES {(id:id_d), (nombre:nombre_d), (email:email_d), (nif:nif_d), (poblacion:poblacion_d), (sector:sector_d)}</text:p>
      <text:p text:style-name="P12"/>
      <text:p text:style-name="P11">Cuerpo</text:p>
      <text:p text:style-name="P13">{(id:1), (nombre:”Romeros SL”), (email:”<text:span text:style-name="T4">romerossl@gmail.com</text:span>”), (nif:”<text:span text:style-name="T4">B456789694”</text:span>), (poblacion:”<text:span text:style-name="T4">Valladolid</text:span>”), (sector:”<text:span text:style-name="T4">Mueble</text:span>”)},</text:p>
      <text:p text:style-name="P14">{(id:2), (nombre:”Ubrisur SL”), (email:”ubrisur@gmail.com”), (nif:”C123456123”), (poblacion:”Ubrique”), (sector:”Marroquinería”)}, </text:p>
      <text:p text:style-name="P12">{(id:3), (nombre:”Valladería SL”), (email:”valladeria@gmail.com”), (nif:”R123456987”), (poblacion:”Villamartín”), (sector:”Agrícola”)},</text:p>
      <text:p text:style-name="P12">{(id:4), (nombre:”Romancero”), (email:”romancero@gmail.com”), (nif:”E123456123”), (poblacion:”Prado del Rey”), (sector:”Mueble”)}</text:p>
      <text:p text:style-name="P12"/>
      <text:p text:style-name="P12"/>
      <text:list xml:id="list101003619446392" text:continue-numbering="true" text:style-name="L1">
        <text:list-item>
          <text:p text:style-name="P15">Claves Candidatas de la Relación (Razona la respuesta)</text:p>
        </text:list-item>
      </text:list>
      <text:p text:style-name="P16"/>
      <text:p text:style-name="P16">-- <text:span text:style-name="T5">claves candidatas:</text:span></text:p>
      <text:list text:style-name="L2">
        <text:list-item>
          <text:list>
            <text:list-item>
              <text:list>
                <text:list-item>
                  <text:list>
                    <text:list-header>
                      <text:p text:style-name="P17"><text:span text:style-name="T6">- id: valores de id identifican unívocamente a cada tupla de la relación, los valores no se repiten. Cada cliente tiene un id distinto.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8">- <text:span text:style-name="T5">nif: valores de id identifican unívocamente a cada tupla de la relación, los valores no se repiten. Cada cliente tiene un nif distinto</text:span></text:p>
      <text:p text:style-name="P18">- <text:span text:style-name="T5">email: valores de id identifican unívocamente a cada tupla de la relación, los valores no se repiten. Cada cliente tiene un email distinto.</text:span></text:p>
      <text:p text:style-name="P18"/>
      <text:list text:continue-list="list101003619446392" text:style-name="L1">
        <text:list-item>
          <text:p text:style-name="P15">Clave Primaria (Razona la respuesta)</text:p>
        </text:list-item>
      </text:list>
      <text:p text:style-name="P19"/>
      <text:p text:style-name="P19">- id: valor numérico, de menor tamaño que un string y es el adecuado para elegir como clave primaria. Mejora el rendimiento de los SGBDR. <text:span text:style-name="T7">PRIMARY KEY.</text:span></text:p>
      <text:p text:style-name="P16"/>
      <text:list text:continue-numbering="true" text:style-name="L1">
        <text:list-item>
          <text:p text:style-name="P15">Claves Secundarias o Alternativas (Razona la respuesta)</text:p>
        </text:list-item>
      </text:list>
      <text:p text:style-name="P16"/>
      <text:p text:style-name="P16"><text:soft-page-break/>- <text:span text:style-name="T8">nif</text:span></text:p>
      <text:p text:style-name="P16">- <text:span text:style-name="T8">email</text:span></text:p>
      <text:p text:style-name="P20"><text:span text:style-name="T9">He seleccionado id como PRIMARY KEY, por lo tanto nif y email pasan a ser claves secundarias. </text:span><text:span text:style-name="T10">UNIQUE.</text:span></text:p>
      <text:p text:style-name="P21"/>
      <text:p text:style-name="P16"/>
      <text:list text:continue-numbering="true" text:style-name="L1">
        <text:list-item>
          <text:p text:style-name="P15">Añade a la relación Cliente una tupla válida y asignar valores</text:p>
        </text:list-item>
      </text:list>
      <text:p text:style-name="P22">{(id:5), (nombre: ), (email: ), (nif: ), (población: ), (sector: )}</text:p>
      <text:p text:style-name="P22"/>
      <text:list text:continue-numbering="true" text:style-name="L1">
        <text:list-item>
          <text:p text:style-name="P23"><text:span text:style-name="T7">Añade a la relación Cliente una tupla no válida para el modelo relacional y asignar valores.</text:span> <text:span text:style-name="T7">Razonar la respuesta</text:span></text:p>
        </text:list-item>
      </text:list>
      <text:p text:style-name="P22">- <text:span text:style-name="T11">1</text:span></text:p>
      <text:p text:style-name="P22">{<text:span text:style-name="T12">(id:3)</text:span>, (nombre:”Toldos Gómez SL”), (email:”toldosgomez@gmail.com”), (nif:”T123456333”), (población:”Prado del Rey”), (sector:”Comercio”)}</text:p>
      <text:p text:style-name="P19"/>
      <text:p text:style-name="P19">Tupla no v<text:span text:style-name="T11">á</text:span>lida. El id ya existe, incumple la regla de la clave primaria del modelo relacional, donde todos lo valores han de ser únicos, cada valor identifica unívocamente a cada una de las tuplas de la relación.</text:p>
      <text:p text:style-name="P19"/>
      <text:p text:style-name="P19">- <text:span text:style-name="T11">2</text:span></text:p>
      <text:p text:style-name="P24">{<text:span text:style-name="T13">(id:</text:span><text:span text:style-name="T14">6</text:span><text:span text:style-name="T13">)</text:span>, (nombre:”Toldos Gómez SL”), <text:span text:style-name="T12">(email:”</text:span><text:span text:style-name="T15">valladeria</text:span><text:span text:style-name="T12">@gmail.com”)</text:span>, (nif:”T123456333”), (población:”Prado del Rey”), (sector:”Comercio”)}</text:p>
      <text:p text:style-name="P25"/>
      <text:p text:style-name="P25">Tupla no válida. Incumple las reglas del modelo relacional, puesto que email es clave secundaria y el valor introducido ya existe, es decir, estaría repetido. Incumple la regla clave secundaria del modelo relacional.</text:p>
      <text:p text:style-name="P25"/>
      <text:p text:style-name="P25">- 3</text:p>
      <text:p text:style-name="P24">{<text:span text:style-name="T13">(id:</text:span><text:span text:style-name="T14">7</text:span><text:span text:style-name="T13">)</text:span>, (nombre:”Toldos Gómez SL”), (email:”toldosgomez@gmail.com”), <text:span text:style-name="T12">(nif:”</text:span><text:span text:style-name="T15">C</text:span><text:span text:style-name="T12">123456</text:span><text:span text:style-name="T15">12</text:span><text:span text:style-name="T12">3”)</text:span>, (población:”Prado del Rey”), (sector:”Comercio”)}</text:p>
      <text:p text:style-name="P24"/>
      <text:p text:style-name="P25">Tupla no válida. El NIF es clave secundaria y el valor introducido ya existe. Nuevamente incumple la regla clave secundaria del modelo relacional.</text:p>
      <text:p text:style-name="P25"/>
      <text:p text:style-name="P25">- 4</text:p>
      <text:p text:style-name="P24">{<text:span text:style-name="T13">(id:</text:span><text:span text:style-name="T14">8</text:span><text:span text:style-name="T13">)</text:span>, (nombre:”Toldos Gómez SL”), (email:”toldosgomez@gmail.com”), (nif:”T123456333”), <text:span text:style-name="T12">(población:”</text:span><text:span text:style-name="T15">Ubrique”, </text:span><text:span text:style-name="T12">”Prado del Rey”)</text:span>, (sector:”Comercio”)}</text:p>
      <text:p text:style-name="P24"/>
      <text:p text:style-name="P25">Tupla no valida. El valor introducido al atributo de población no es atómico o escalar, es decir, le he asignado mas de un valor. Por lo que incumple la regla de valores atómicos o escalar del modelo relacional, a una tupla sólo se le puede asignar un valor para cada atributo.</text:p>
      <text:p text:style-name="P19"/>
      <text:list text:continue-numbering="true" text:style-name="L1">
        <text:list-item>
          <text:p text:style-name="P15">Añade a la relación un Atributo válido y asignar valores</text:p>
        </text:list-item>
      </text:list>
      <text:p text:style-name="P26">Cabecera</text:p>
      <text:p text:style-name="P27">CLIENTES {(id:id_d), (nombre:nombre_d), (email:email_d), (nif:nif_d), (poblacion:poblacion_d), (sector:sector_d), <text:span text:style-name="T16">(telefono:telefono_d)</text:span>}</text:p>
      <text:p text:style-name="P27"/>
      <text:p text:style-name="P26">Cuerpo</text:p>
      <text:p text:style-name="P28">{(id:1), (nombre:”Romeros SL”), (email:”<text:span text:style-name="T4">romerossl@gmail.com</text:span>”), (nif:”<text:span text:style-name="T4">B456789694”</text:span>), (poblacion:”<text:span text:style-name="T4">Valladolid</text:span>”), (sector:”<text:span text:style-name="T4">Mueble</text:span>”), <text:span text:style-name="T16">(telefono:”645215125”)</text:span>},</text:p>
      <text:p text:style-name="P27">{(id:2), (nombre:”Ubrisur SL”), (email:”ubrisur@gmail.com”), (nif:”C123456123”), (poblacion:”Ubrique”), (sector:”Marroquinería”), <text:span text:style-name="T16">(telefono:”648592123”)</text:span>}, </text:p>
      <text:p text:style-name="P27">{(id:3), (nombre:”Valladería SL”), (email:”valladeria@gmail.com”), (nif:”R123456987”), (poblacion:”Villamartín”), (sector:”Agrícola”), <text:span text:style-name="T16">(telefono:”669512778”)</text:span>},</text:p>
      <text:p text:style-name="P27"><text:soft-page-break/>{(id:4), (nombre:”Romancero”), (email:”romancero@gmail.com”), (nif:”E123456123”), (poblacion:”Prado del Rey”), (sector:”Mueble”), <text:span text:style-name="T16">(telefono:”658944751”)</text:span>}</text:p>
      <text:p text:style-name="P16"/>
      <text:list text:continue-numbering="true" text:style-name="L1">
        <text:list-item>
          <text:p text:style-name="P15">¿Tiene la relación anterior una clave ajena o foránea?</text:p>
        </text:list-item>
      </text:list>
      <text:p text:style-name="P29">No existen claves ajenas. No existen atributos en los que sus valores hagan referencia a los valores de la clave principal de otras tablas.</text:p>
      <text:p text:style-name="P16"/>
      <text:list text:continue-numbering="true" text:style-name="L1">
        <text:list-item>
          <text:p text:style-name="P30">Muestra el esquema relacional</text:p>
        </text:list-item>
      </text:list>
      <text:p text:style-name="P31">CLIENTES(<text:span text:style-name="T17">#id</text:span>, nombre, <text:span text:style-name="T18">email</text:span>, <text:span text:style-name="T18">nif</text:span>, poblacion, sector, <text:span text:style-name="T18">telefono</text:span>)</text:p>
      <text:p text:style-name="P32"/>
      <text:p text:style-name="P3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09:16:47.676682000</meta:creation-date>
    <dc:date>2025-10-08T10:10:01.892854800</dc:date>
    <meta:editing-duration>PT9M23S</meta:editing-duration>
    <meta:editing-cycles>1</meta:editing-cycles>
    <meta:document-statistic meta:table-count="1" meta:image-count="0" meta:object-count="0" meta:page-count="3" meta:paragraph-count="81" meta:word-count="583" meta:character-count="4716" meta:non-whitespace-character-count="4216"/>
    <meta:generator>LibreOffice/25.8.1.1$Windows_X86_64 LibreOffice_project/54047653041915e595ad4e45cccea684809c77b5</meta:generator>
  </office:meta>
</office:document-meta>
</file>